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1e00f6" officeooo:paragraph-rsid="001e00f6"/>
    </style:style>
    <style:style style:name="P2" style:family="paragraph" style:parent-style-name="Text_20_body">
      <style:text-properties officeooo:paragraph-rsid="001e00f6"/>
    </style:style>
    <style:style style:name="T1" style:family="text">
      <style:text-properties officeooo:rsid="001e00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uzzy C-Means and Gustafson-Kessel Means</text:p>
      <text:h text:style-name="P1" text:outline-level="2">Introduction</text:h>
      <text:p text:style-name="P2">Hard classification, also known as traditional classification, is a widely used approach where objects are strictly assigned to mutually exclusive and distinct classes. This methodology does not consider uncertainty or partial membership, assuming that each object belongs unambiguously to a single class based on predefined rules or decision boundaries. However, in many real-world scenarios, the rigid nature of hard classification fails to account for the inherent ambiguity and overlapping characteristics of objects.</text:p>
      <text:p text:style-name="P2">To address these limitations, fuzzy classification techniques have emerged as powerful alternatives to hard classification. Fuzzy classification allows for the representation of uncertainty and partial membership, providing a more flexible and nuanced perspective. Instead of assigning objects exclusively to a single class, fuzzy classification algorithms assign membership values indicating the degree of membership to each class. This enables the modeling of overlapping regions and accommodates situations where objects exhibit ambiguous characteristics that span multiple classes.</text:p>
      <text:p text:style-name="Text_20_body">In this document, we delve into the concepts of fuzzy classification using two prominent algorithms: Fuzzy C-Means (FCM) and Gustafson-Kessel Means (GKM). FCM is a well-established algorithm that iteratively assigns membership degrees to data points, facilitating soft assignments. On the other hand, GKM extends the FCM algorithm by incorporating covariance matrices, considering spatial characteristics to enhance clustering performanc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6:19:20.503008097</meta:creation-date>
    <dc:date>2023-06-19T18:13:08.106676341</dc:date>
    <meta:editing-duration>PT1H53M47S</meta:editing-duration>
    <meta:editing-cycles>2</meta:editing-cycles>
    <meta:generator>LibreOffice/7.5.3.2$Linux_X86_64 LibreOffice_project/50$Build-2</meta:generator>
    <meta:document-statistic meta:table-count="0" meta:image-count="0" meta:object-count="0" meta:page-count="1" meta:paragraph-count="5" meta:word-count="211" meta:character-count="1598" meta:non-whitespace-character-count="1391"/>
  </office:meta>
</office:document-meta>
</file>